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78DED3A4.png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9" style:family="graphic" style:parent-style-name="standard">
      <style:graphic-properties draw:stroke="none" draw:fill-color="#ffffff" fo:min-height="1.506cm"/>
    </style:style>
    <style:style style:name="gr1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draw:fill="none" fo:min-height="0.93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r7" style:family="presentation" style:parent-style-name="selinux_5f_presentation-outline1">
      <style:graphic-properties fo:min-height="1.745cm"/>
    </style:style>
    <style:style style:name="pr8" style:family="presentation" style:parent-style-name="selinux_5f_presentation-outline1">
      <style:graphic-properties fo:min-height="1.781cm"/>
    </style:style>
    <style:style style:name="pr9" style:family="presentation" style:parent-style-name="selinux_5f_presentation-outline1">
      <style:graphic-properties fo:min-height="12.975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Liberation Serif" fo:font-weight="bold" style:font-weight-asian="bold" style:font-weight-complex="bold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style:paragraph-properties fo:text-align="center">
        <style:tab-stops/>
      </style:paragraph-properties>
      <style:text-properties style:font-name="Liberation Seri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Nimbus Mono L"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style:font-name="Liberation Serif" fo:font-size="24pt"/>
    </style:style>
    <style:style style:name="P25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6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7" style:family="paragraph">
      <style:paragraph-properties fo:margin-left="0cm" fo:margin-right="0cm" fo:text-align="center" fo:text-indent="0cm"/>
      <style:text-properties fo:font-size="26pt"/>
    </style:style>
    <style:style style:name="P28" style:family="paragraph">
      <style:paragraph-properties fo:margin-left="0cm" fo:margin-right="0cm" fo:text-indent="0cm"/>
      <style:text-properties fo:font-size="26pt"/>
    </style:style>
    <style:style style:name="P29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0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1" style:family="paragraph">
      <style:text-properties fo:font-size="60pt" fo:font-weight="bold" style:font-size-asian="60pt" style:font-weight-asian="bold" style:font-size-complex="60pt" style:font-weight-complex="bold"/>
    </style:style>
    <style:style style:name="P32" style:family="paragraph">
      <style:text-properties fo:font-size="32pt" style:font-size-asian="32pt" style:font-size-complex="32pt"/>
    </style:style>
    <style:style style:name="P33" style:family="paragraph">
      <style:text-properties style:font-name="Liberation Serif" fo:font-size="60pt" fo:font-weight="normal" style:font-size-asian="60pt" style:font-weight-asian="normal" style:font-size-complex="60pt" style:font-weight-complex="normal"/>
    </style:style>
    <style:style style:name="P34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35" style:family="paragraph">
      <style:text-properties fo:font-weight="bold" style:font-weight-asian="bold" style:font-weight-complex="bold"/>
    </style:style>
    <style:style style:name="P36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7" style:family="paragraph">
      <style:text-properties fo:font-size="24pt"/>
    </style:style>
    <style:style style:name="P38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39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1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font-name="Courier 10 Pitch1" fo:font-size="24pt" style:font-size-asian="24pt" style:font-size-complex="2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60pt" fo:font-weight="normal" style:font-size-asian="60pt" style:font-weight-asian="normal" style:font-size-complex="60pt" style:font-weight-complex="normal"/>
    </style:style>
    <style:style style:name="T32" style:family="text">
      <style:text-properties style:font-name="Nimbus Mono L2" fo:font-size="24pt"/>
    </style:style>
    <style:style style:name="T33" style:family="text">
      <style:text-properties style:font-name="Nimbus Mono L2" fo:font-size="20pt" style:font-size-asian="20pt" style:font-size-complex="20pt"/>
    </style:style>
    <style:style style:name="T34" style:family="text">
      <style:text-properties fo:font-size="24pt"/>
    </style:style>
    <style:style style:name="T35" style:family="text">
      <style:text-properties style:font-name="Courier 10 Pitch1"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4.064cm" svg:y="4.947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5" draw:text-style-name="P8" draw:layer="layout" svg:width="5.08cm" svg:height="5.715cm" svg:x="18.034cm" svg:y="4.947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1.049cm" svg:y="4.947cm">
          <text:p text:style-name="P1"><text:span text:style-name="T6">Home </text:span></text:p>
          <text:p text:style-name="P1"><text:span text:style-name="T6">Directory </text:span></text:p>
          <text:p text:style-name="P1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1.271cm" svg:y="5.716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6.831cm" svg:y="15.888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15.641cm" svg:y="15.888cm">
            <draw:text-box>
              <text:p text:style-name="P1"><text:span text:style-name="T7">Dave</text:span></text:p>
              <text:p text:style-name="P1"><text:span text:style-name="T7">(PostgreSQL)</text:span></text:p>
            </draw:text-box>
          </draw:frame>
        </draw:g>
        <draw:custom-shape draw:style-name="gr5" draw:text-style-name="P8" draw:layer="layout" svg:width="5.08cm" svg:height="5.715cm" svg:x="15.481cm" svg:y="5.716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8.496cm" svg:y="5.716cm">
          <text:p text:style-name="P1"><text:span text:style-name="T6">TCP </text:span></text:p>
          <text:p text:style-name="P1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5.716cm">
          <text:p text:style-name="P1"><text:span text:style-name="T6">Database</text:span></text:p>
          <text:p text:style-name="P1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.271cm" svg:y="12.15cm">
          <text:p text:style-name="P1"><text:span text:style-name="T6">Apache</text:span></text:p>
          <text:p text:style-name="P1"><text:span text:style-name="T6">Logs </text:span></text:p>
          <text:p text:style-name="P1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12.15cm">
          <text:p text:style-name="P1"><text:span text:style-name="T6">Database</text:span></text:p>
          <text:p text:style-name="P1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 a label based security system</text:span></text:p>
                <text:p><text:span text:style-name="T8">Every process has a label, every object on the system has a label</text:span></text:p>
                <text:list>
                  <text:list-header>
                    <text:p><text:span text:style-name="T8">Files, Directories, network ports …</text:span></text:p>
                  </text:list-header>
                </text:list>
                <text:p><text:span text:style-name="T8">The SELinux policy controls how process labels interact with other labels on the system</text:span></text:p>
                <text:p><text:span text:style-name="T8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Distribution</text:span></text:p>
              </table:table-cell>
              <table:table-cell>
                <text:p text:style-name="P13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4"><text:span text:style-name="T9">RHEL 4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Fedora 2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Ubuntu</text:span></text:p>
              </table:table-cell>
              <table:table-cell table:style-name="ce1">
                <text:p text:style-name="P13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4"><text:span text:style-name="T9">Debian</text:span></text:p>
              </table:table-cell>
              <table:table-cell table:style-name="ce3">
                <text:p text:style-name="P13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4"><text:span text:style-name="T9">Gentoo</text:span></text:p>
              </table:table-cell>
              <table:table-cell table:style-name="ce1">
                <text:p text:style-name="P13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OpenSUSE 13.1</text:span></text:p>
              </table:table-cell>
              <table:table-cell>
                <text:p text:style-name="P14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7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7" draw:text-style-name="P15" draw:layer="layout" svg:width="22.937cm" svg:height="8.033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8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8" draw:text-style-name="P16" draw:layer="layout" svg:width="19.691cm" svg:height="2.207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Enforcing vs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7"><text:span text:style-name="T8">Enforcing</text:span></text:p>
                <text:list>
                  <text:list-item>
                    <text:p text:style-name="P17">Perform access checks and enforce failures</text:p>
                  </text:list-item>
                  <text:list-item>
                    <text:p text:style-name="P17">Reports each failure in audit logs</text:p>
                  </text:list-item>
                </text:list>
              </text:list-item>
              <text:list-item>
                <text:p text:style-name="P17">Permissive</text:p>
                <text:list>
                  <text:list-item>
                    <text:p text:style-name="P17">Perform access checks but does not enforce denials</text:p>
                  </text:list-item>
                  <text:list-item>
                    <text:p text:style-name="P17">Reports access failures in audit logs only once per type of failure</text:p>
                  </text:list-item>
                  <text:list-item>
                    <text:p text:style-name="P17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Setting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LAB: Set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Check the current mode of your machine</text:span></text:p>
                <text:list>
                  <text:list-item>
                    <text:p><text:span text:style-name="T8">What does it say?</text:span></text:p>
                  </text:list-item>
                </text:list>
              </text:list-item>
              <text:list-item>
                <text:p><text:span text:style-name="T8">Set the current mode to permissive</text:span></text:p>
                <text:list>
                  <text:list-item>
                    <text:p><text:span text:style-name="T8">Check the status again</text:span></text:p>
                  </text:list-item>
                </text:list>
              </text:list-item>
              <text:list-item>
                <text:p><text:span text:style-name="T8">Set the mode back to enforcing</text:span></text:p>
                <text:list>
                  <text:list-item>
                    <text:p><text:span text:style-name="T8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9" draw:text-style-name="P19" draw:layer="layout" svg:width="25.564cm" svg:height="1.756cm" svg:x="1.168cm" svg:y="8.959cm">
              <draw:text-box>
                <text:p text:style-name="P18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0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21" draw:layer="layout" svg:width="7.252cm" svg:height="1.479cm" svg:x="1.825cm" svg:y="11.657cm">
              <draw:text-box>
                <text:p text:style-name="P20"><text:span text:style-name="T16">DAC Components</text:span></text:p>
              </draw:text-box>
            </draw:frame>
            <draw:frame draw:style-name="gr11" draw:text-style-name="P21" draw:layer="layout" svg:width="10.192cm" svg:height="1.479cm" svg:x="9.625cm" svg:y="11.658cm">
              <draw:text-box>
                <text:p text:style-name="P20"><text:span text:style-name="T16">Security Label</text:span></text:p>
              </draw:text-box>
            </draw:frame>
            <draw:frame draw:style-name="gr9" draw:text-style-name="P23" draw:layer="layout" svg:width="25.564cm" svg:height="1.756cm" svg:x="1.268cm" svg:y="13.459cm">
              <draw:text-box>
                <text:p text:style-name="P22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0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4" draw:layer="layout" svg:width="2.588cm" svg:height="1.187cm" svg:x="9.858cm" svg:y="16.136cm">
              <draw:text-box>
                <text:p text:style-name="P17"><text:span text:style-name="T16">User</text:span></text:p>
              </draw:text-box>
            </draw:frame>
            <draw:frame draw:style-name="gr3" draw:text-style-name="P24" draw:layer="layout" svg:width="2.35cm" svg:height="1.187cm" svg:x="13.452cm" svg:y="16.136cm">
              <draw:text-box>
                <text:p text:style-name="P17"><text:span text:style-name="T16">Role</text:span></text:p>
              </draw:text-box>
            </draw:frame>
            <draw:frame draw:style-name="gr3" draw:text-style-name="P25" draw:layer="layout" svg:width="2.321cm" svg:height="1.187cm" svg:x="16.121cm" svg:y="16.136cm">
              <draw:text-box>
                <text:p text:style-name="P17"><text:span text:style-name="T19">Type</text:span></text:p>
              </draw:text-box>
            </draw:frame>
            <draw:frame draw:style-name="gr3" draw:text-style-name="P24" draw:layer="layout" svg:width="2.522cm" svg:height="1.187cm" svg:x="18.106cm" svg:y="16.236cm">
              <draw:text-box>
                <text:p text:style-name="P17"><text:span text:style-name="T16">MLS</text:span></text:p>
              </draw:text-box>
            </draw:frame>
            <draw:custom-shape draw:style-name="gr10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2" draw:text-style-name="P26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Files</text:span></text:p>
                <text:list>
                  <text:list-item>
                    <text:p><text:span text:style-name="T8">ls -Z</text:span></text:p>
                  </text:list-item>
                </text:list>
              </text:list-item>
              <text:list-item>
                <text:p><text:span text:style-name="T8">Processes</text:span></text:p>
                <text:list>
                  <text:list-item>
                    <text:p><text:span text:style-name="T8">ps -Z, pstree -Z</text:span></text:p>
                  </text:list-item>
                </text:list>
              </text:list-item>
              <text:list-item>
                <text:p><text:span text:style-name="T8">Ports</text:span></text:p>
                <text:list>
                  <text:list-item>
                    <text:p><text:span text:style-name="T8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8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8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ype Enforcement (TE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Core security model of SELinux.</text:p>
              </text:list-item>
              <text:list-item>
                <text:p text:style-name="P17">Supports binding permissions to specific programs/code.</text:p>
              </text:list-item>
              <text:list-item>
                <text:p text:style-name="P17">Supports least privilege, integrity, and assured invocation.</text:p>
              </text:list-item>
              <text:list-item>
                <text:p text:style-name="P17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subject (e.g. process, applet) is labeled with a “domain”.</text:p>
              </text:list-item>
              <text:list-item>
                <text:p text:style-name="P17">Simple string tag identifying the subject from a security point of view.</text:p>
              </text:list-item>
              <text:list-item>
                <text:p text:style-name="P17">Subjects that should have the same permissions to the same objects can share same domain.</text:p>
              </text:list-item>
              <text:list-item>
                <text:p text:style-name="P17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object (e.g. file, socket) is labeled with a “type”.</text:p>
              </text:list-item>
              <text:list-item>
                <text:p text:style-name="P17">Simple string tag identifying the object from a security point of view.</text:p>
              </text:list-item>
              <text:list-item>
                <text:p text:style-name="P17">Objects that should be accessible in the same way by the same subjects can share the same type.</text:p>
              </text:list-item>
              <text:list-item>
                <text:p text:style-name="P17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22">TE: <text:s/>Domains vs.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omains and types are both equivalence classes.</text:p>
              </text:list-item>
              <text:list-item>
                <text:p text:style-name="P17">A domain might be used as an object, e.g.</text:p>
                <text:list>
                  <text:list-item>
                    <text:p text:style-name="P17">recipient of a signal or IPC</text:p>
                  </text:list-item>
                  <text:list-item>
                    <text:p text:style-name="P17">/proc/pid files</text:p>
                  </text:list-item>
                </text:list>
              </text:list-item>
              <text:list-item>
                <text:p text:style-name="P17">A domain is just a kind of type, one that can be applied to processes.</text:p>
              </text:list-item>
              <text:list-item>
                <text:p text:style-name="P17">SELinux uses “type” for both.</text:p>
                <text:p text:style-name="P17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Class name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5" table:default-cell-style-name="ce5">
              <table:table-cell>
                <text:p><text:span text:style-name="T23">process</text:span></text:p>
              </table:table-cell>
              <table:table-cell>
                <text:p><text:span text:style-name="T23">A process</text:span></text:p>
              </table:table-cell>
            </table:table-row>
            <table:table-row table:style-name="ro5" table:default-cell-style-name="ce5">
              <table:table-cell>
                <text:p><text:span text:style-name="T23">file</text:span></text:p>
              </table:table-cell>
              <table:table-cell>
                <text:p><text:span text:style-name="T23">A regular file</text:span></text:p>
              </table:table-cell>
            </table:table-row>
            <table:table-row table:style-name="ro5" table:default-cell-style-name="ce5">
              <table:table-cell>
                <text:p><text:span text:style-name="T23">dir</text:span></text:p>
              </table:table-cell>
              <table:table-cell>
                <text:p><text:span text:style-name="T23">A directory</text:span></text:p>
              </table:table-cell>
            </table:table-row>
            <table:table-row table:style-name="ro5" table:default-cell-style-name="ce5">
              <table:table-cell>
                <text:p><text:span text:style-name="T23">chr_file</text:span></text:p>
              </table:table-cell>
              <table:table-cell>
                <text:p><text:span text:style-name="T23">A character device</text:span></text:p>
              </table:table-cell>
            </table:table-row>
            <table:table-row table:style-name="ro5" table:default-cell-style-name="ce5">
              <table:table-cell>
                <text:p><text:span text:style-name="T23">blk_file</text:span></text:p>
              </table:table-cell>
              <table:table-cell>
                <text:p><text:span text:style-name="T23">A block device</text:span></text:p>
              </table:table-cell>
            </table:table-row>
            <table:table-row table:style-name="ro5" table:default-cell-style-name="ce5">
              <table:table-cell>
                <text:p><text:span text:style-name="T23">tcp_socket</text:span></text:p>
              </table:table-cell>
              <table:table-cell>
                <text:p><text:span text:style-name="T23">A TCP socket</text:span></text:p>
              </table:table-cell>
            </table:table-row>
            <table:table-row table:style-name="ro5" table:default-cell-style-name="ce5">
              <table:table-cell>
                <text:p><text:span text:style-name="T23">rawip_socket</text:span></text:p>
              </table:table-cell>
              <table:table-cell>
                <text:p><text:span text:style-name="T23">A raw IP socket</text:span></text:p>
              </table:table-cell>
            </table:table-row>
            <table:table-row table:style-name="ro6" table:default-cell-style-name="ce5">
              <table:table-cell>
                <text:p><text:span text:style-name="T23">capability</text:span></text:p>
              </table:table-cell>
              <table:table-cell>
                <text:p><text:span text:style-name="T23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File permissions</text:span></text:p>
              </table:table-cell>
              <table:table-cell>
                <text:p><text:span text:style-name="T23">Socket permissions</text:span></text:p>
              </table:table-cell>
            </table:table-row>
            <table:table-row table:style-name="ro7" table:default-cell-style-name="ce5">
              <table:table-cell>
                <text:p><text:span text:style-name="T23">create</text:span></text:p>
              </table:table-cell>
              <table:table-cell>
                <text:p><text:span text:style-name="T23">create</text:span></text:p>
              </table:table-cell>
            </table:table-row>
            <table:table-row table:style-name="ro7" table:default-cell-style-name="ce5">
              <table:table-cell>
                <text:p><text:span text:style-name="T23">read</text:span></text:p>
              </table:table-cell>
              <table:table-cell>
                <text:p><text:span text:style-name="T23">read</text:span></text:p>
              </table:table-cell>
            </table:table-row>
            <table:table-row table:style-name="ro7" table:default-cell-style-name="ce5">
              <table:table-cell>
                <text:p><text:span text:style-name="T23">write</text:span></text:p>
              </table:table-cell>
              <table:table-cell>
                <text:p><text:span text:style-name="T23">write</text:span></text:p>
              </table:table-cell>
            </table:table-row>
            <table:table-row table:style-name="ro7" table:default-cell-style-name="ce5">
              <table:table-cell>
                <text:p><text:span text:style-name="T23">rename</text:span></text:p>
              </table:table-cell>
              <table:table-cell>
                <text:p><text:span text:style-name="T23">bind</text:span></text:p>
              </table:table-cell>
            </table:table-row>
            <table:table-row table:style-name="ro7" table:default-cell-style-name="ce5">
              <table:table-cell>
                <text:p><text:span text:style-name="T23">unlink</text:span></text:p>
              </table:table-cell>
              <table:table-cell>
                <text:p><text:span text:style-name="T23">connect</text:span></text:p>
              </table:table-cell>
            </table:table-row>
            <table:table-row table:style-name="ro8" table:default-cell-style-name="ce5">
              <table:table-cell>
                <text:p><text:span text:style-name="T23">execute</text:span></text:p>
              </table:table-cell>
              <table:table-cell>
                <text:p><text:span text:style-name="T23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Access Vector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<text:span text:style-name="T4">Running /bin/passwd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3" draw:text-style-name="P27" xml:id="id3" draw:id="id3" draw:layer="layout" svg:width="7.304cm" svg:height="4.443cm" svg:x="13.357cm" svg:y="5.748cm">
          <text:p text:style-name="P20"><text:span text:style-name="T24">passwd process</text:span></text:p>
          <text:p text:style-name="P20"><text:span text:style-name="T24">passwd_t</text:span></text:p>
        </draw:ellipse>
        <draw:rect draw:style-name="gr13" draw:text-style-name="P27" xml:id="id2" draw:id="id2" draw:layer="layout" svg:width="6.669cm" svg:height="3.492cm" svg:x="7.004cm" svg:y="13.366cm">
          <text:p text:style-name="P20"><text:span text:style-name="T24">/bin/passwd</text:span></text:p>
          <text:p text:style-name="P20"><text:span text:style-name="T24">passwd_exec_t</text:span></text:p>
        </draw:rect>
        <draw:rect draw:style-name="gr13" draw:text-style-name="P27" draw:layer="layout" svg:width="6.987cm" svg:height="3.491cm" svg:x="17.802cm" svg:y="13.366cm">
          <text:p text:style-name="P20"><text:span text:style-name="T24">/etc/shadow</text:span></text:p>
          <text:p text:style-name="P20"><text:span text:style-name="T24">shadow_t</text:span></text:p>
        </draw:rect>
        <draw:ellipse draw:style-name="gr13" draw:text-style-name="P27" xml:id="id1" draw:id="id1" draw:layer="layout" svg:width="6.035cm" svg:height="3.491cm" svg:x="3.193cm" svg:y="7.017cm">
          <text:p text:style-name="P20"><text:span text:style-name="T24">user shell</text:span></text:p>
          <text:p text:style-name="P20"><text:span text:style-name="T24">user_t</text:span></text:p>
        </draw:ellipse>
        <draw:connector draw:style-name="gr14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4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4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5" draw:text-style-name="P28" draw:layer="layout" svg:width="3.304cm" svg:height="1.267cm" svg:x="3.511cm" svg:y="11.434cm">
          <draw:text-box>
            <text:p text:style-name="P17"><text:span text:style-name="T24">execute</text:span></text:p>
          </draw:text-box>
        </draw:frame>
        <draw:frame draw:style-name="gr16" draw:text-style-name="P28" draw:layer="layout" svg:width="4.282cm" svg:height="1.267cm" svg:x="11.037cm" svg:y="10.164cm">
          <draw:text-box>
            <text:p text:style-name="P17"><text:span text:style-name="T24">entrypoint</text:span></text:p>
          </draw:text-box>
        </draw:frame>
        <draw:frame draw:style-name="gr17" draw:text-style-name="P28" draw:layer="layout" svg:width="4.193cm" svg:height="1.267cm" svg:x="20.57cm" svg:y="10.191cm">
          <draw:text-box>
            <text:p text:style-name="P17"><text:span text:style-name="T24">read write</text:span></text:p>
          </draw:text-box>
        </draw:frame>
        <draw:connector draw:style-name="gr14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18" draw:text-style-name="P28" draw:layer="layout" svg:width="3.969cm" svg:height="1.267cm" svg:x="8.909cm" svg:y="6.065cm">
          <draw:text-box>
            <text:p text:style-name="P17"><text:span text:style-name="T24">transi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17"><text:span text:style-name="T22">Domain Transition Example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Only authorized domains (e.g. passwd_t) can write to shadow_t.</text:p>
              </text:list-item>
              <text:list-item>
                <text:p text:style-name="P17">passwd_t can only be entered by running a program labeled with passwd_exec_t.</text:p>
              </text:list-item>
              <text:list-item>
                <text:p text:style-name="P17">passwd_t cannot execute any other programs.</text:p>
              </text:list-item>
              <text:list-item>
                <text:p text:style-name="P17">Only authorized domains (e.g. user_t) can transition to passwd_t.</text:p>
              </text:list-item>
              <text:list-item>
                <text:p text:style-name="P17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LAB: Observe Domain Transition (passwd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to tell if something is wrong?</text:span></text:p>
          </draw:text-box>
        </draw:frame>
        <draw:frame presentation:style-name="pr6" draw:text-style-name="P2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5">Logged to /var/log/messages if no auditd or during early boot before auditd.</text:span></text:p>
                <text:list>
                  <text:list-item>
                    <text:p><text:span text:style-name="T25">grep avc /var/log/messages</text:span></text:p>
                  </text:list-item>
                </text:list>
              </text:list-item>
              <text:list-item>
                <text:p><text:span text:style-name="T25">Logged to /var/log/audit/audit.log if running auditd.</text:span></text:p>
                <text:list>
                  <text:list-item>
                    <text:p><text:span text:style-name="T25">/sbin/ausearch -mAVC,SELINUX_ERR -i</text:span></text:p>
                  </text:list-item>
                </text:list>
              </text:list-item>
              <text:list-item>
                <text:p><text:span text:style-name="T25">Notification via setroubleshoot if running.</text:span></text:p>
                <text:list>
                  <text:list-item>
                    <text:p><text:span text:style-name="T2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Example Permission Denial</text:span></text:p>
          </draw:text-box>
        </draw:frame>
        <draw:frame presentation:style-name="pr6" draw:text-style-name="P30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5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Silent Denial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1"><text:span text:style-name="T22">Getting Full Paths in AVC Denial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32"><text:span text:style-name="T27">Problem: AVC denials only list the last path component. This is a problem in the case of directories like public_html.</text:span></text:p>
              </text:list-item>
              <text:list-item>
                <text:p text:style-name="P32"><text:span text:style-name="T27">Solution: Adding an audit rule will turn on full path resolution</text:span></text:p>
              </text:list-item>
              <text:list-item>
                <text:p text:style-name="P32"><text:span text:style-name="T27">Set once at runtime:</text:span></text:p>
              </text:list-item>
            </text:list>
            <text:p text:style-name="P32"><text:span text:style-name="T28">$ auditctl -w /etc/shadow -p wa</text:span></text:p>
            <text:list text:continue-numbering="true" text:style-name="L2">
              <text:list-item>
                <text:p text:style-name="P32"><text:span text:style-name="T27">Set Persistently</text:span></text:p>
              </text:list-item>
            </text:list>
            <text:p text:style-name="P32"><text:span text:style-name="T29">$ echo "-w /etc/shadow -p w" &gt;&gt; /etc/audit/audit.rules</text:span></text:p>
            <text:p text:style-name="P32"><text:span text:style-name="T29">$ service auditd restart</text:span></text:p>
            <text:list text:continue-numbering="true" text:style-name="L2">
              <text:list-item>
                <text:list>
                  <text:list-header>
                    <text:p text:style-name="P32"><text:span text:style-name="T27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Augmented Denial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0">type=PATH msg=audit(09/07/2010 14:06:38.240:54981) : item=0 name=/root/.bash_history inode=138 dev=fd:00 mode=file,600 ouid=root ogid=root rdev=00:00 obj=unconfined_u:object_r:admin_home_t:s0 </text:span></text:p>
                <text:p><text:span text:style-name="T30">type=CWD msg=audit(09/07/2010 14:06:38.240:54981) : <text:s/>cwd=/home/sds</text:span></text:p>
                <text:p><text:span text:style-name="T27">Now we get to see the current working directory (CWD) of the process and the full pathname (PATH) that was passed to the system call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33" draw:layer="layout" svg:width="25.199cm" svg:height="4.691cm" svg:x="1.4cm" svg:y="0.245cm" presentation:class="title" presentation:user-transformed="true">
          <draw:text-box>
            <text:p><text:span text:style-name="T31">Most Common SELinux Problem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8">Incorrect Labeling</text:span></text:p>
                <text:p><text:span text:style-name="T8">Non-Default Configuration of a Confined Program</text:span></text:p>
                <text:p><text:span text:style-name="T8">Bug in Policy or an Application</text:span></text:p>
                <text:p><text:span text:style-name="T8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8">Alternative paths (semanage fcontext)</text:span></text:p>
                  </text:list-item>
                  <text:list-item>
                    <text:p><text:span text:style-name="T8">Files created in wrong context (restorecon)</text:span></text:p>
                  </text:list-item>
                  <text:list-item>
                    <text:p><text:span text:style-name="T8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6" draw:text-style-name="P34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30">Best long term solution)</text:span></text:p>
                  </text:list-item>
                  <text:list-item>
                    <text:p><text:span text:style-name="T17">Create a policy module (</text:span><text:span text:style-name="T30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30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30">Make sure it's safe</text:span></text:p>
                  </text:list-item>
                  <text:list-item>
                    <text:p><text:span text:style-name="T30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5"><text:span text:style-name="T22">Policy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What is it?</text:span></text:p>
                <text:list>
                  <text:list-item>
                    <text:p><text:span text:style-name="T27">Rules governing interactions on the system</text:span></text:p>
                  </text:list-item>
                  <text:list-item>
                    <text:p><text:span text:style-name="T27">Information about initial label states</text:span></text:p>
                  </text:list-item>
                  <text:list-item>
                    <text:p><text:span text:style-name="T27">Mappings of roles and users</text:span></text:p>
                  </text:list-item>
                </text:list>
              </text:list-item>
              <text:list-item>
                <text:p><text:span text:style-name="T27">Where is it?</text:span></text:p>
                <text:list>
                  <text:list-item>
                    <text:p><text:span text:style-name="T27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1"><text:span text:style-name="T22">Dissecting a Policy Directory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policy/</text:span></text:p>
                <text:list>
                  <text:list-item>
                    <text:p><text:span text:style-name="T27">Contains compiled policy loaded into the kernel</text:span></text:p>
                  </text:list-item>
                </text:list>
              </text:list-item>
              <text:list-item>
                <text:p><text:span text:style-name="T27">modules/</text:span></text:p>
                <text:list>
                  <text:list-item>
                    <text:p><text:span text:style-name="T27">Policy store containing all modules and local modifications</text:span></text:p>
                  </text:list-item>
                  <text:list-item>
                    <text:p><text:span text:style-name="T27">Manipulate only using semodule and semanage</text:span></text:p>
                  </text:list-item>
                </text:list>
              </text:list-item>
              <text:list-item>
                <text:p><text:span text:style-name="T27">contexts/</text:span></text:p>
                <text:list>
                  <text:list-item>
                    <text:p><text:span text:style-name="T27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6"><text:span text:style-name="T22">TE: <text:s/>Allow Ru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verything not explicitly allowed is denied.</text:p>
              </text:list-item>
              <text:list-item>
                <text:p text:style-name="P17">Syntax:</text:p>
                <text:list>
                  <text:list-item>
                    <text:p text:style-name="P17">allow source-type target-type : class { permissions }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allow user_t passwd_exec_t:file execute;</text:p>
                  </text:list-item>
                  <text:list-item>
                    <text:p text:style-name="P17">allow passwd_t passwd_exec_t:file entrypoint;</text:p>
                  </text:list-item>
                  <text:list-item>
                    <text:p text:style-name="P17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6"><text:span text:style-name="T22">TE: <text:s/>Transition Ru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efault assignment of types on program execution and object creation.</text:p>
              </text:list-item>
              <text:list-item>
                <text:p text:style-name="P17">Syntax:</text:p>
                <text:list>
                  <text:list-item>
                    <text:p text:style-name="P17">type_transition source-type target-type:class default_type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type_transition user_t passwd_exec_t:process passwd_t;</text:p>
                  </text:list-item>
                  <text:list-item>
                    <text:p text:style-name="P17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5"><text:span text:style-name="T22">Writing New Policy:</text:span><text:span text:style-name="T22"><text:line-break/></text:span><text:span text:style-name="T22">Dependencie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Need policy headers (/usr/share/selinux/devel).</text:span></text:p>
                <text:list>
                  <text:list-item>
                    <text:p><text:span text:style-name="T27">selinux-policy-devel in RHEL5.</text:span></text:p>
                  </text:list-item>
                  <text:list-item>
                    <text:p><text:span text:style-name="T27">Folded into selinux-policy in modern Fedora.</text:span></text:p>
                  </text:list-item>
                </text:list>
              </text:list-item>
              <text:list-item>
                <text:p><text:span text:style-name="T27">Need checkpolicy.</text:span></text:p>
              </text:list-item>
              <text:list-item>
                <text:p><text:span text:style-name="T27">May want a copy of the policy sources for reference.</text:span></text:p>
                <text:list>
                  <text:list-item>
                    <text:p><text:span text:style-name="T27">selinux-policy.src.rpm</text:span></text:p>
                  </text:list-item>
                  <text:list-item>
                    <text:p><text:span text:style-name="T27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5"><text:span text:style-name="T22">Writing New Policy:</text:span><text:span text:style-name="T22"><text:line-break/></text:span><text:span text:style-name="T22">Understanding Interface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Existing policy makes extensive use of interfaces/macros.</text:span></text:p>
              </text:list-item>
              <text:list-item>
                <text:p><text:span text:style-name="T27">The interface files (*.if) are installed under /usr/share/selinux/devel/include.</text:span></text:p>
              </text:list-item>
              <text:list-item>
                <text:p><text:span text:style-name="T27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5"><text:span text:style-name="T22">Policy Writing Tools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32"><text:span text:style-name="T27">SELinux Policy IDE (SLIDE), Eclipse plugin.</text:span></text:p>
                <text:list>
                  <text:list-item>
                    <text:p text:style-name="P32"><text:span text:style-name="T27"><text:a xlink:href="http://oss.tresys.com/projects/slide" xlink:type="simple">http://oss.tresys.com/projects/slide</text:a></text:span></text:p>
                  </text:list-item>
                  <text:list-item>
                    <text:p text:style-name="P32"><text:span text:style-name="T27">eclipse-slide in Fedora &gt;= 9, RHEL 6.</text:span></text:p>
                  </text:list-item>
                </text:list>
              </text:list-item>
              <text:list-item>
                <text:p text:style-name="P32"><text:span text:style-name="T27">Policy generation tools</text:span></text:p>
                <text:list>
                  <text:list-item>
                    <text:p text:style-name="P32"><text:span text:style-name="T27">/usr/share/selinux/devel/policygentool (old)</text:span></text:p>
                  </text:list-item>
                  <text:list-item>
                    <text:p text:style-name="P32"><text:span text:style-name="T27">system-config-selinux new module wizard</text:span></text:p>
                  </text:list-item>
                  <text:list-item>
                    <text:p text:style-name="P32"><text:span text:style-name="T27">/usr/bin/sepolgen</text:span></text:p>
                  </text:list-item>
                </text:list>
              </text:list-item>
              <text:list-item>
                <text:p text:style-name="P32"><text:span text:style-name="T27">vi/emacs for the rest of us!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5"><text:span text:style-name="T22">Writing new policy</text:span></text:p>
          </draw:text-box>
        </draw:frame>
        <draw:frame presentation:style-name="pr6" draw:text-style-name="P3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32"><text:span text:style-name="T27">Typically generate an initial stub domain using your favorite tool (or by hand)</text:span></text:p>
              </text:list-item>
              <text:list-item>
                <text:p text:style-name="P32"><text:span text:style-name="T27">Load the policy module, label the relevant files</text:span></text:p>
              </text:list-item>
              <text:list-item>
                <text:p text:style-name="P32"><text:span text:style-name="T27">Run the program in permissive mode (or use a permissive domain)</text:span></text:p>
              </text:list-item>
              <text:list-item>
                <text:p text:style-name="P32"><text:span text:style-name="T27">Collect denials</text:span></text:p>
              </text:list-item>
              <text:list-item>
                <text:p text:style-name="P32"><text:span text:style-name="T27">Augment policy</text:span></text:p>
              </text:list-item>
              <text:list-item>
                <text:p text:style-name="P32"><text:span text:style-name="T27">Rinse and repeat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SEPolgen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Lab: Create Initial Polic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Permissive Domain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7">Fedora &gt;= 10, RHEL 6</text:span></text:p>
              </text:list-item>
              <text:list-item>
                <text:p><text:span text:style-name="T27">Allows a single domain to be placed in permissive mode instead of the entire system</text:span></text:p>
              </text:list-item>
              <text:list-item>
                <text:p><text:span text:style-name="T27">In policy</text:span></text:p>
                <text:list>
                  <text:list-item>
                    <text:p><text:span text:style-name="T27">permissive myapp_t;</text:span></text:p>
                  </text:list-item>
                </text:list>
              </text:list-item>
              <text:list-item>
                <text:p><text:span text:style-name="T27">At runtime</text:span></text:p>
                <text:list>
                  <text:list-header>
                    <text:p><text:span text:style-name="T32">$ semanage permissive -a myapp_t</text:span></text:p>
                    <text:p><text:span text:style-name="T32">$ semanage permissive -d myapp_t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1"><text:span text:style-name="T22">Lab: Make new domain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Audit2allow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19" draw:text-style-name="P37" draw:layer="layout" svg:width="23.503cm" svg:height="5.235cm" svg:x="2.34cm" svg:y="12.8cm">
          <draw:text-box>
            <text:p><text:span text:style-name="T33"># audit2allow -l -a -M local</text:span></text:p>
            <text:p><text:span text:style-name="T33">******************** IMPORTANT ***********************</text:span></text:p>
            <text:p><text:span text:style-name="T33">To make this policy package active, execute:</text:span></text:p>
            <text:p><text:span text:style-name="T32"/></text:p>
            <text:p><text:span text:style-name="T33">semodule -i local.pp</text:span></text:p>
            <text:p><text:span text:style-name="T3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Audit2allow Exampl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30">audit2allow -l -a -M mypolicy</text:span></text:p>
                  </text:list-item>
                  <text:list-item>
                    <text:p><text:span text:style-name="T30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30">ausearch -m avc -c httpd | audit2allow -M myhttpd</text:span></text:p>
                  </text:list-item>
                  <text:list-item>
                    <text:p><text:span text:style-name="T30">semodule -i myhttp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Audit2allow -R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5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1"><text:span text:style-name="T22">Lab: Generate Denials &amp; Polic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Tools</text:span></text:p>
          </draw:text-box>
        </draw:frame>
        <draw:frame presentation:style-name="pr6" draw:text-style-name="P2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32"><text:span text:style-name="T27">Auditing</text:span></text:p>
                <text:list>
                  <text:list-item>
                    <text:p text:style-name="P32"><text:span text:style-name="T27">ausearch, aureport, auditctl, audit2why</text:span></text:p>
                  </text:list-item>
                </text:list>
              </text:list-item>
              <text:list-item>
                <text:p text:style-name="P32"><text:span text:style-name="T27">Policy Management tools</text:span></text:p>
                <text:list>
                  <text:list-item>
                    <text:p text:style-name="P32"><text:span text:style-name="T27">semodule, semanage, {get,set}sebool</text:span></text:p>
                  </text:list-item>
                </text:list>
              </text:list-item>
              <text:list-item>
                <text:p text:style-name="P32"><text:span text:style-name="T27">Policy Querying Tools</text:span></text:p>
                <text:list>
                  <text:list-item>
                    <text:p text:style-name="P32"><text:span text:style-name="T27">sesearch, <text:s/>sediff, apol</text:span></text:p>
                  </text:list-item>
                </text:list>
              </text:list-item>
              <text:list-item>
                <text:p text:style-name="P32"><text:span text:style-name="T27">Policy Generation Tools</text:span></text:p>
                <text:list>
                  <text:list-item>
                    <text:p text:style-name="P32"><text:span text:style-name="T27">audit2allow, sepolgen</text:span></text:p>
                  </text:list-item>
                </text:list>
              </text:list-item>
              <text:list-item>
                <text:p text:style-name="P32"><text:span text:style-name="T27">GUI Tools</text:span></text:p>
                <text:list>
                  <text:list-item>
                    <text:p text:style-name="P32"><text:span text:style-name="T27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External Resourc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1"><text:span text:style-name="T22">Resourc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6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27">NSA SELinux Mailing List</text:span></text:p>
                <text:list>
                  <text:list-item>
                    <text:p><text:span text:style-name="T36">http://www.nsa.gov/research/selinux/list.shtm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38" draw:layer="layout" svg:width="25.199cm" svg:height="3.752cm" svg:x="1.401cm" svg:y="8.624cm" presentation:class="title" presentation:user-transformed="true">
          <draw:text-box>
            <text:p><text:span text:style-name="T37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urvey</text:span></text:p>
          </draw:text-box>
        </draw:frame>
        <draw:frame presentation:style-name="pr6" draw:text-style-name="P39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0">Thank you for listening to me talk. Please help improve the talk by filling out a quick survey at http://goo.gl/S3QGk</text:p>
                <text:p text:style-name="P20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Nimbus Mono L2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erif3" svg:font-family="'Liberation Serif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1" style:font-size-asian="21pt" style:font-style-asian="normal" style:font-weight-asian="normal" style:font-name-complex="Tahoma1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3" draw:layer="backgroundobjects" svg:width="23.906cm" svg:height="1.187cm" svg:x="2.014cm" svg:y="0.69cm">
        <draw:text-box>
          <text:p/>
        </draw:text-box>
      </draw:frame>
      <draw:frame draw:style-name="Mgr4" draw:text-style-name="MP4" draw:layer="backgroundobjects" svg:width="2.581cm" svg:height="0.89cm" svg:x="25.33cm" svg:y="19.6cm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7-17T21:57:26.286987691</dc:date>
    <meta:editing-duration>P1DT18H30M9S</meta:editing-duration>
    <meta:editing-cycles>101</meta:editing-cycles>
    <meta:generator>LibreOffice/4.1.2.3$Linux_X86_64 LibreOffice_project/410$Build-3</meta:generator>
    <meta:document-statistic meta:object-count="439"/>
  </office:meta>
</office:document-meta>
</file>